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3000000A6E930ABDBB6498A67.png" manifest:media-type="image/png"/>
  <manifest:file-entry manifest:full-path="Pictures/10000001000006FC000003EF93F64B6CD7D6B66D.png" manifest:media-type="image/png"/>
  <manifest:file-entry manifest:full-path="Pictures/100000010000046E000003127EF245B32122BA67.png" manifest:media-type="image/png"/>
  <manifest:file-entry manifest:full-path="Pictures/10000001000001EF0000017140C02F9FD9552D3D.png" manifest:media-type="image/png"/>
  <manifest:file-entry manifest:full-path="Pictures/10000001000001F100000171E366755F414DA683.png" manifest:media-type="image/png"/>
  <manifest:file-entry manifest:full-path="Pictures/10000001000001F000000173CA078792D8C5DA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d3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char" svg:width="17cm" svg:height="9.574cm" draw:z-index="0"><draw:image xlink:href="Pictures/10000001000006FC000003EF93F64B6CD7D6B66D.png" xlink:type="simple" xlink:show="embed" xlink:actuate="onLoad" draw:mime-type="image/png"/></draw:frame></text:p>
      <text:p text:style-name="P1"/>
      <text:p text:style-name="P1"><draw:frame draw:style-name="fr3" draw:name="Imagen4" text:anchor-type="char" svg:width="17cm" svg:height="4.083cm" draw:z-index="3"><draw:image xlink:href="Pictures/10000001000002B3000000A6E930ABDBB6498A67.png" xlink:type="simple" xlink:show="embed" xlink:actuate="onLoad" draw:mime-type="image/png"/></draw:frame></text:p>
      <text:p text:style-name="P1"/>
      <text:p text:style-name="P1"><draw:frame draw:style-name="fr2" draw:name="Imagen5" text:anchor-type="char" svg:width="17cm" svg:height="11.783cm" draw:z-index="4"><draw:image xlink:href="Pictures/100000010000046E000003127EF245B32122BA67.png" xlink:type="simple" xlink:show="embed" xlink:actuate="onLoad" draw:mime-type="image/png"/></draw:frame><text:soft-page-break/></text:p>
      <text:p text:style-name="P1"/>
      <text:p text:style-name="P1"><draw:frame draw:style-name="fr1" draw:name="Imagen6" text:anchor-type="char" svg:width="13.152cm" svg:height="9.763cm" draw:z-index="5"><draw:image xlink:href="Pictures/10000001000001F100000171E366755F414DA683.png" xlink:type="simple" xlink:show="embed" xlink:actuate="onLoad" draw:mime-type="image/png"/></draw:frame></text:p>
      <text:p text:style-name="P1"/>
      <text:p text:style-name="P1"><draw:frame draw:style-name="fr4" draw:name="Imagen2" text:anchor-type="char" svg:width="11.105cm" svg:height="8.278cm" draw:z-index="1"><draw:image xlink:href="Pictures/10000001000001EF0000017140C02F9FD9552D3D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4" draw:name="Imagen3" text:anchor-type="char" svg:width="13.125cm" svg:height="9.818cm" draw:z-index="2"><draw:image xlink:href="Pictures/10000001000001F000000173CA078792D8C5DA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1T19:16:57.892000000</meta:creation-date>
    <dc:date>2022-11-11T20:14:34.275000000</dc:date>
    <meta:editing-duration>PT57M36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